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6"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8" style:family="paragraph" style:parent-style-name="Standard">
      <style:paragraph-properties fo:margin-left="1.4772in" fo:margin-right="0in" fo:line-height="125%" fo:text-indent="0in" style:auto-text-indent="false"/>
      <style:text-properties fo:color="#000000"/>
    </style:style>
    <style:style style:name="P19"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line-height="125%"/>
      <style:text-properties fo:color="#000000" style:font-name="Times New Roman" fo:font-size="12pt" style:font-size-asian="12pt" style:font-size-complex="12pt"/>
    </style:style>
    <style:style style:name="P2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list-style-name="L4"/>
    <style:style style:name="P43"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4">
      <style:paragraph-properties fo:line-height="110%"/>
      <style:text-properties fo:font-size="12pt" style:font-size-asian="12pt" style:font-size-complex="12pt"/>
    </style:style>
    <style:style style:name="P45" style:family="paragraph" style:parent-style-name="Preformatted_20_Text" style:list-style-name="L4">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ster's Thesis Proposal: Formal Theory of Communication in Concurrent ML</text:p>
      <text:p text:style-name="P24">Thomas Logan</text:p>
      <text:p text:style-name="P23"/>
      <text:p text:style-name="P23">Summary</text:p>
      <text:p text:style-name="P22"><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2"/>
      <text:p text:style-name="P23">Overview</text:p>
      <text:p text:style-name="P22"><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2"><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2"/>
      <text:p text:style-name="P20"><text:span text:style-name="T2">type</text:span><text:span text:style-name="T1"> thread_id</text:span></text:p>
      <text:p text:style-name="P21"><text:span text:style-name="T8">val</text:span> spawn<text:span text:style-name="T9">: </text:span>(unit <text:span text:style-name="T9">-&gt;</text:span> unit) -&gt; thread_id</text:p>
      <text:p text:style-name="P22"/>
      <text:p text:style-name="P22">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2"/>
      <text:p text:style-name="P21"><text:span text:style-name="T8">type</text:span> 'a chan</text:p>
      <text:p text:style-name="P21"><text:span text:style-name="T8">val</text:span> channel : unit -&gt; 'a chan</text:p>
      <text:p text:style-name="P21"><text:span text:style-name="T8">val</text:span> recv : 'a chan -&gt; 'a</text:p>
      <text:p text:style-name="P21"><text:span text:style-name="T8">val</text:span> send : ('a chan * 'a) -&gt; unit</text:p>
      <text:p text:style-name="P22"/>
      <text:p text:style-name="P22">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4"><text:span text:style-name="T8"><text:s text:c="2"/>type</text:span> serv</text:p>
      <text:p text:style-name="P14"><text:span text:style-name="T8"><text:s text:c="2"/>val</text:span><text:span text:style-name="T9"> make : unit -&gt; serv</text:span></text:p>
      <text:p text:style-name="P14"><text:span text:style-name="T8"><text:s text:c="2"/>val </text:span>call : serv * int -&gt; int</text:p>
      <text:p text:style-name="P15">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channel ()</text:p>
      <text:p text:style-name="P14"><text:span text:style-name="T8"><text:s text:c="4"/></text:span><text:span text:style-name="T8">fun</text:span> loop state = <text:span text:style-name="T8">let</text:span></text:p>
      <text:p text:style-name="P14"><text:span text:style-name="T8"><text:s text:c="4"/></text:span><text:span text:style-name="T8"><text:s text:c="2"/>val </text:span>(v, replCh) = recv reqCh</text:p>
      <text:p text:style-name="P14"><text:span text:style-name="T8"><text:s text:c="4"/>in</text:span> </text:p>
      <text:p text:style-name="P14"><text:s text:c="6"/>send (replCh, state);</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channel ()</text:p>
      <text:p text:style-name="P14"><text:span text:style-name="T8"><text:s text:c="2"/>in</text:span> </text:p>
      <text:p text:style-name="P14"><text:s text:c="4"/>send (reqCh, (v, replCh));</text:p>
      <text:p text:style-name="P14"><text:s text:c="4"/>recv replCh </text:p>
      <text:p text:style-name="P15"><text:s text:c="2"/>end</text:p>
      <text:p text:style-name="P15">end</text:p>
      <text:p text:style-name="P2">Listing 2: Implementation of servers</text:p>
      <text:p text:style-name="P26"><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6"><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2"/>
      <text:p text:style-name="P21"><text:span text:style-name="T8">type</text:span> 'a event</text:p>
      <text:p text:style-name="P21"><text:span text:style-name="T8">val</text:span> sync : 'a event -&gt; 'a</text:p>
      <text:p text:style-name="P21"><text:span text:style-name="T8">val</text:span> recvEvt : 'a chan -&gt; 'a event</text:p>
      <text:p text:style-name="P21"><text:span text:style-name="T8">val</text:span> sendEvt : 'a chan * 'a -&gt; unit event</text:p>
      <text:p text:style-name="P21"><text:span text:style-name="T8">val</text:span> choose: 'a event * 'a event -&gt; 'a event</text:p>
      <text:p text:style-name="P21"/>
      <text:p text:style-name="P21"><text:span text:style-name="T8">fun </text:span>send (ch, v) = sync (sendEvt (ch, v))</text:p>
      <text:p text:style-name="P21"><text:span text:style-name="T8">fun</text:span> recv v = sync (recvEvt v)</text:p>
      <text:p text:style-name="P22"/>
      <text:p text:style-name="P22"><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2"><text:s text:c="2"/></text:p>
      <text:p text:style-name="P21"><text:span text:style-name="T8">val</text:span> thenEvt: 'a event * ('a -&gt; 'b event) <text:s/>-&gt; 'b event</text:p>
      <text:p text:style-name="P21"/>
      <text:p text:style-name="P22">When <text:s/><text:span text:style-name="T1">thenEvt</text:span> is synchronized on, either all of its constituent events and abstractions evaluate in isolation, or none evaluate.</text:p>
      <text:p text:style-name="P22"/>
      <text:p text:style-name="P22"><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2"><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5">val <text:span text:style-name="T9">server = Serv.make ()</text:span></text:p>
      <text:p text:style-name="P16"><text:span text:style-name="T8">val</text:span> _ = spawn (fn () =&gt; Serv.call (server, 35))</text:p>
      <text:p text:style-name="P16"><text:span text:style-name="T8">val</text:span> _ = spawn (fn () =&gt; </text:p>
      <text:p text:style-name="P6"><text:tab/><text:tab/><text:tab/> <text:s/>Serv.call (server, 12); </text:p>
      <text:p text:style-name="P16"><text:s text:c="2"/>Serv.call (server, 13)</text:p>
      <text:p text:style-name="P16">)</text:p>
      <text:p text:style-name="P16"><text:span text:style-name="T8">val</text:span> _ = spawn (fn () =&gt; Serv.call (server, 81))</text:p>
      <text:p text:style-name="P16"><text:span text:style-name="T8">val</text:span> _ = spawn (fn () =&gt; Serv.call (server, 44))</text:p>
      <text:p text:style-name="P19"/>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2"><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2"/>
      <text:p text:style-name="P18"><text:span text:style-name="T3">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text:span text:style-name="T17">FanIn.</text:span>channel()</text:p>
      <text:p text:style-name="P14"><text:span text:style-name="T8"><text:s text:c="4"/></text:span><text:span text:style-name="T8">fun</text:span> loop state = <text:span text:style-name="T8">let</text:span></text:p>
      <text:p text:style-name="P14"><text:span text:style-name="T8"><text:s text:c="6"/>val </text:span>(v, replCh) = <text:span text:style-name="T17">FanIn.</text:span>recv reqCh</text:p>
      <text:p text:style-name="P14"><text:span text:style-name="T8"><text:s text:c="4"/>in</text:span> </text:p>
      <text:p text:style-name="P14"><text:s text:c="6"/><text:span text:style-name="T17">OneShot.</text:span><text:span text:style-name="T18">send (replCh, state)</text:span>;</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text:span text:style-name="T17">OneShot</text:span>.channel ()</text:p>
      <text:p text:style-name="P14"><text:span text:style-name="T8"><text:s text:c="2"/>in</text:span> </text:p>
      <text:p text:style-name="P14"><text:s text:c="4"/><text:span text:style-name="T17">FanIn.</text:span>send (reqCh, (v, replCh));</text:p>
      <text:p text:style-name="P14"><text:s text:c="4"/><text:span text:style-name="T17">OneShot.</text:span>recv replCh </text:p>
      <text:p text:style-name="P15"><text:s text:c="2"/>end</text:p>
      <text:p text:style-name="P15">end</text:p>
      <text:p text:style-name="P15"/>
      <text:p text:style-name="P22">Without a static analysis to check the usage of the special channels, one could inadvertently use a one-shot channel for a channel that has multiple senders, resulting in runtime behavior inconsistent with the general semantics of channel synchronization.</text:p>
      <text:p text:style-name="P22"><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2"/>
      <text:p text:style-name="P22"><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2"><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2"><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2"/>
      <text:list xml:id="list8902507799206446431"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22"><text:tab/></text:p>
      <text:p text:style-name="P22">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2"><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2"/>
      <text:list xml:id="list2379735011754237125"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22"/>
      <text:p text:style-name="P22"><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2"><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2"/>
      <text:list xml:id="list454489482234660705"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22"/>
      <text:p text:style-name="P22"><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2"><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2"/>
      <text:p text:style-name="P22"><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2"><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2"><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2"/>
      <text:p text:style-name="P22"><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2"><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2"><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2"/>
      <text:p text:style-name="P29"><text:span text:style-name="T8">datatype</text:span> 'a list = Nil | Cons 'a "'a list"</text:p>
      <text:p text:style-name="P29"/>
      <text:p text:style-name="P32"><text:span text:style-name="T8">inductive</text:span> sorted :: "('a ⇒ 'a ⇒ bool) ⇒ 'a list ⇒ bool" where</text:p>
      <text:p text:style-name="P32"><text:s text:c="2"/>Nil : "sorted P Nil" |</text:p>
      <text:p text:style-name="P32"><text:s text:c="2"/>Single : "sorted P (Cons x Nil)" |</text:p>
      <text:p text:style-name="P32"><text:s text:c="2"/>Cons : "P x y ⟹ sorted P (Cons y ys) ⟹ sorted P (Cons x (Cons y ys))"</text:p>
      <text:p text:style-name="P22"/>
      <text:p text:style-name="P22">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2"/>
      <text:p text:style-name="P30">datatype<text:span text:style-name="T9"> nat = Z | S nat </text:span></text:p>
      <text:p text:style-name="P30"/>
      <text:p text:style-name="P30">inductive<text:span text:style-name="T9"> lte :: “nat =&gt; nat =&gt; bool” </text:span>where</text:p>
      <text:p text:style-name="P31"><text:s text:c="2"/>Eq : “lte n n” |</text:p>
      <text:p text:style-name="P31"><text:s text:c="2"/>Lt : “lte n1 n2 ==&gt; lte n1 (S n2)”</text:p>
      <text:p text:style-name="P30"/>
      <text:p text:style-name="P30">theorem<text:span text:style-name="T9"> “</text:span></text:p>
      <text:p text:style-name="P31"><text:s text:c="2"/>sorted lte (Cons (Z) (Cons (S Z) (Cons (S Z) (Cons (S (S (S Z))) Nil))))</text:p>
      <text:p text:style-name="P31">”</text:p>
      <text:p text:style-name="P30"><text:s/>apply<text:span text:style-name="T9"> (rule Cons)</text:span></text:p>
      <text:p text:style-name="P30"><text:s text:c="2"/>apply<text:span text:style-name="T9"> (rule Lt)</text:span></text:p>
      <text:p text:style-name="P30"><text:s text:c="2"/>apply<text:span text:style-name="T9"> (rule Eq)</text:span></text:p>
      <text:p text:style-name="P30"><text:s/>apply<text:span text:style-name="T9"> (rule Cons)</text:span></text:p>
      <text:p text:style-name="P30"><text:s text:c="2"/>apply<text:span text:style-name="T9"> (rule Eq)</text:span></text:p>
      <text:p text:style-name="P30"><text:s/>apply<text:span text:style-name="T9"> (rule Cons)</text:span></text:p>
      <text:p text:style-name="P30"><text:s text:c="2"/>apply<text:span text:style-name="T9"> (rule Lt)</text:span></text:p>
      <text:p text:style-name="P30"><text:s text:c="2"/>apply<text:span text:style-name="T9"> (rule Lt)</text:span></text:p>
      <text:p text:style-name="P30"><text:s text:c="2"/>apply<text:span text:style-name="T9"> (rule Eq)</text:span></text:p>
      <text:p text:style-name="P30"><text:s/>apply<text:span text:style-name="T9"> (rule Single)</text:span></text:p>
      <text:p text:style-name="P30">done</text:p>
      <text:p text:style-name="P22"/>
      <text:p text:style-name="P2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7"/>
      <text:p text:style-name="P14"><text:span text:style-name="T14">definition</text:span><text:span text:style-name="T15"> True :: bool </text:span><text:span text:style-name="T14">where</text:span><text:span text:style-name="T15"> </text:span></text:p>
      <text:p text:style-name="P17"><text:s text:c="2"/>"True ≡ ((λx::bool. x) = (λx. x))"</text:p>
      <text:p text:style-name="P17"/>
      <text:p text:style-name="P14"><text:span text:style-name="T14">definition</text:span><text:span text:style-name="T15"> False :: bool </text:span><text:span text:style-name="T14">where</text:span><text:span text:style-name="T15"> </text:span></text:p>
      <text:p text:style-name="P17"><text:s text:c="2"/>"False ≡ (∀P. P)"</text:p>
      <text:p text:style-name="P33"/>
      <text:p text:style-name="P23">Hypothesis</text:p>
      <text:p text:style-name="P22"><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3"/>
      <text:p text:style-name="P23">Evaluation</text:p>
      <text:p text:style-name="P23"><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4"/>
      <text:p text:style-name="P23">Architecture</text:p>
      <text:p text:style-name="P22"><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2"><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2"><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2"/>
      <text:p text:style-name="P22"/>
      <text:p text:style-name="P22"/>
      <text:p text:style-name="P23">Implementation</text:p>
      <text:p text:style-name="P23"/>
      <text:p text:style-name="P24"><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4"/>
      <text:p text:style-name="P24"/>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4"/>
      <text:p text:style-name="P24"/>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4">Factoring out the static evaluation from communication topology classification, not only gives a nice symmetry with the runtime evaluation, but also emphasizes the importance of the describing abstract values, common to all communication topologies. </text:p>
      <text:p text:style-name="P24"/>
      <text:p text:style-name="P24"/>
      <text:p text:style-name="P10">Formal Objectives</text:p>
      <text:p text:style-name="P24">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4"/>
      <text:p text:style-name="P23">Syntax</text:p>
      <text:p text:style-name="P24"><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4"/>
      <text:p text:style-name="P28">datatype var = Var string</text:p>
      <text:p text:style-name="P28"/>
      <text:p text:style-name="P28">datatype exp = </text:p>
      <text:p text:style-name="P28"><text:s text:c="2"/>Let var bind exp |</text:p>
      <text:p text:style-name="P28"><text:s text:c="2"/>Result var</text:p>
      <text:p text:style-name="P28"/>
      <text:p text:style-name="P28">and bind = </text:p>
      <text:p text:style-name="P28"><text:s text:c="2"/>Unit |</text:p>
      <text:p text:style-name="P28"><text:s text:c="2"/>Chan |</text:p>
      <text:p text:style-name="P28"><text:s text:c="2"/>Prim prim |</text:p>
      <text:p text:style-name="P28"><text:s text:c="2"/>Spawn exp |</text:p>
      <text:p text:style-name="P28"><text:s text:c="2"/>Sync var |</text:p>
      <text:p text:style-name="P28"><text:s text:c="2"/>Fst var |</text:p>
      <text:p text:style-name="P28"><text:s text:c="2"/>Snd var |</text:p>
      <text:p text:style-name="P28"><text:s text:c="2"/>Case var var exp var exp |</text:p>
      <text:p text:style-name="P28"><text:s text:c="2"/>App var var</text:p>
      <text:p text:style-name="P28"/>
      <text:p text:style-name="P28">and prim = </text:p>
      <text:p text:style-name="P28"><text:s text:c="2"/>SendEvt var var |</text:p>
      <text:p text:style-name="P28"><text:s text:c="2"/>RecvEvt var |</text:p>
      <text:p text:style-name="P28"><text:s text:c="2"/>Pair var var |</text:p>
      <text:p text:style-name="P28"><text:s text:c="2"/>Left var |</text:p>
      <text:p text:style-name="P28"><text:s text:c="2"/>Right var |</text:p>
      <text:p text:style-name="P28"><text:s text:c="2"/>Abs var var exp</text:p>
      <text:p text:style-name="P28"/>
      <text:p text:style-name="P24"/>
      <text:p text:style-name="P23">Dynamic Semantics</text:p>
      <text:p text:style-name="P24"><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4"><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4"><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4"><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4"><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4"/>
      <text:p text:style-name="P24"/>
      <text:p text:style-name="P23"><text:soft-page-break/>Dynamic Communication Topology Classification</text:p>
      <text:p text:style-name="P24"><text:tab/>The dynamic communication topology classification classifies channels based on the number of of processes that compete to synchronize on different events on channels. <text:s/>The is_send_path predicate asserts that a specified control path leads to a synchronization on a send event on a specified channel in a specified thread pool. <text:s/>The is_recv_path predicate asserts that a specified control path leads to a synchronization on a receive event on a specified channel in a specified thread pool. <text:s/>The all predicate asserts that a specified binary relation on control paths holds for all paths satisfying a specified predicate. <text:s/>Two control paths are ordered iff one is the prefix of the other. <text:s/>The one_shot predicate asserts that there is exactly one send path that leads to a specified channel in a specified thread pool, by saying that all send paths to the channel in the thread pool are equal. <text:s/>The one_to_one predicate asserts that for a specified thread pool and channel, all send paths are ordered, and all receive paths are ordered. <text:s/>If paths to synchronization on a channel are ordered, then they cannot compete with each other, meaning that at most one process attempts to synchronize before a synchronization is completed. <text:s/>The fan_out predicate simply says that for a specified thread pool and channel, all send paths are ordered. <text:s/>The fan_in predicate says that for a specified thread pool and channel, all receive paths are ordered.</text:p>
      <text:p text:style-name="P24"/>
      <text:p text:style-name="P23">Static Semantics</text:p>
      <text:p text:style-name="P24"><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4"><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text:soft-page-break/>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say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text:soft-page-break/>also be applied in its own inner expression. <text:s/>A coinductive description would certainly not be computable, which would defeat the purpose of the static semantics.</text:p>
      <text:p text:style-name="P23">Static Traceability</text:p>
      <text:p text:style-name="P24"><text:tab/>The static_traceable predicate asserts that a control path might trace to an expression in a specified expression and binding abstract value environment. <text:s/>The notion of traceability in the dynamics semantics was implicit from the existence of a control path mapping to a state in a thread pool. <text:s/>In contrast, the the static description of traceability requires an inductive definition.</text:p>
      <text:p text:style-name="P23">Static Communication Topology Classification </text:p>
      <text:p text:style-name="P24"><text:tab/>The static communication topology classification classifies abstract identifiers of channels based on the number of processes that might compete to synchronize on different events on channels. <text:s/>The is_static_send_path predicate asserts that a control path might be traceable to a synchronization on a send event on a specified abstract channel, for a specified expression, using abstract values from a specified abstract binding environment. <text:s/>The is_static_recv_path predicate asserts that a control path might be traceable to a synchronization on a receive event on a specified abstract channel, for a specified expression, using abstract values from a specified abstract binding environment. <text:s/>The inclusive predicate asserts that two control paths may occur in the same run of a program. <text:s/>The Ordered rule say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asserts that all static send paths are singular for a specified abstract channel identifier, abstract environment, and expression. <text:s/>The static_one_to_one predicate asserts that all static send paths are noncompetitive, and all static receive paths are noncompetitive for a specified abstract channel identifier, abstract environment, and expression. <text:s/>The static_fan_out predicate asserts that all static send paths are noncompetitive for a specified abstract channel identifier, abstract environment, and expression. <text:s/>The static_fan_in predicate asserts that all static receive paths are noncompetitive for a specified abstract channel identifier, abstract environment, and expression.</text:p>
      <text:p text:style-name="P23"/>
      <text:p text:style-name="P24"/>
      <text:p text:style-name="P23">References</text:p>
      <text:list xml:id="list7473484612932735566" text:style-name="L4">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text:soft-page-break/>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6T14:46:01</dc:date>
    <dc:creator>Thomas Logan</dc:creator>
    <meta:generator>OpenOffice/4.1.3$Unix OpenOffice.org_project/413m1$Build-9783</meta:generator>
    <meta:editing-duration>P35DT15H3M45S</meta:editing-duration>
    <meta:editing-cycles>614</meta:editing-cycles>
    <meta:document-statistic meta:table-count="0" meta:image-count="0" meta:object-count="0" meta:page-count="24" meta:paragraph-count="272" meta:word-count="10578" meta:character-count="65129"/>
  </office:meta>
</office:document-meta>
</file>